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3" style:family="table-row">
      <style:table-row-properties style:min-row-height="0.226cm" fo:keep-together="always"/>
    </style:style>
    <style:style style:name="Tableau6.A3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3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3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56cm" fo:keep-together="always"/>
    </style:style>
    <style:style style:name="Tableau6.5" style:family="table-row">
      <style:table-row-properties style:min-row-height="0.397cm" fo:keep-together="always"/>
    </style:style>
    <style:style style:name="Tableau6.A5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3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5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0" style:family="paragraph" style:parent-style-name="Textformatvorlage">
      <style:text-properties officeooo:paragraph-rsid="0274b25e"/>
    </style:style>
    <style:style style:name="P71" style:family="paragraph" style:parent-style-name="Textformatvorlage">
      <style:text-properties fo:color="#ffffff" officeooo:paragraph-rsid="0274b25e"/>
    </style:style>
    <style:style style:name="P72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00d16" style:font-size-asian="10pt" style:font-size-complex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26cc667" style:font-style-asian="normal" style:font-style-complex="normal"/>
    </style:style>
    <style:style style:name="T21" style:family="text">
      <style:text-properties fo:font-style="normal" officeooo:rsid="026ebb67" style:font-style-asian="normal" style:font-style-complex="normal"/>
    </style:style>
    <style:style style:name="T22" style:family="text">
      <style:text-properties fo:font-style="normal" officeooo:rsid="027314bc" style:font-style-asian="normal" style:font-style-complex="normal"/>
    </style:style>
    <style:style style:name="T23" style:family="text">
      <style:text-properties fo:font-style="normal" officeooo:rsid="026966cd" style:font-style-asian="normal" style:font-style-complex="normal"/>
    </style:style>
    <style:style style:name="T24" style:family="text">
      <style:text-properties fo:font-style="normal" officeooo:rsid="026b854a" style:font-style-asian="normal" style:font-style-complex="normal"/>
    </style:style>
    <style:style style:name="T25" style:family="text">
      <style:text-properties fo:font-style="normal" officeooo:rsid="00300d16" style:font-style-asian="normal" style:font-style-complex="normal"/>
    </style:style>
    <style:style style:name="T26" style:family="text">
      <style:text-properties fo:font-style="normal" officeooo:rsid="02721301" style:font-style-asian="normal" style:font-style-complex="normal"/>
    </style:style>
    <style:style style:name="T27" style:family="text">
      <style:text-properties officeooo:rsid="02643919"/>
    </style:style>
    <style:style style:name="T28" style:family="text">
      <style:text-properties officeooo:rsid="028462d7"/>
    </style:style>
    <style:style style:name="T29" style:family="text">
      <style:text-properties fo:font-size="8pt" officeooo:rsid="0263ed43" style:font-size-asian="8pt" style:font-size-complex="8pt"/>
    </style:style>
    <style:style style:name="T30" style:family="text">
      <style:text-properties fo:font-size="6pt" style:font-size-asian="6pt" style:font-size-complex="6pt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3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9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22"><text:text-input text:description="&lt;if test=&quot;o.date_start and o.date_finished&quot;&gt;">If</text:text-input></text:p>
            <text:p text:style-name="P47"><text:span text:style-name="T14">Planifié</text:span> <text:span text:style-name="T11">du</text:span> <text:span text:style-name="T6"><text:text-input text:description="&lt;formatLang(o.date_start,date=True)&gt;">Date de début</text:text-input></text:span></text:p>
            <text:p text:style-name="P47"><text:span text:style-name="T15">jusqu'au </text:span><text:span text:style-name="T6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8">Origine</text:p>
            </table:table-cell>
            <table:table-cell table:style-name="Tableau5.A1" office:value-type="string">
              <text:p text:style-name="P38">Produit</text:p>
            </table:table-cell>
            <table:table-cell table:style-name="Tableau5.C1" office:value-type="string">
              <text:p text:style-name="P39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origin&gt;">Origine</text:text-input></text:p>
          </table:table-cell>
          <table:table-cell table:style-name="Tableau5.A2" office:value-type="float" office:value="0">
            <text:p text:style-name="P28"><text:span text:style-name="T12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9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69">BL</text:p>
            </table:table-cell>
            <table:table-cell table:style-name="Tableau4.B1" office:value-type="string">
              <text:p text:style-name="P40">CP</text:p>
            </table:table-cell>
            <table:table-cell table:style-name="Tableau4.B1" office:value-type="string">
              <text:p text:style-name="P41">Client</text:p>
            </table:table-cell>
            <table:table-cell table:style-name="Tableau4.D1" office:value-type="string">
              <text:p text:style-name="P42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1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1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1"><text:text-input text:description="&lt;o.partner_address_id and o.partner_address_id.city&gt;">Ville</text:text-input></text:p>
          </table:table-cell>
        </table:table-row>
      </table:table>
      <text:p text:style-name="P4"/>
      <text:p text:style-name="P10"><text:span text:style-name="T22">Début d'</text:span><text:span text:style-name="T23">approvisionnement </text:span><text:span text:style-name="T24">aux alentours du</text:span><text:span text:style-name="T23"> </text:span><text:span text:style-name="T25"><text:text-input text:description="&lt;formatLang(date_procurement(o) ,date=True)&gt;">date d'appro.</text:text-input></text:span><text:span text:style-name="T25">.</text:span></text:p>
      <text:p text:style-name="P11"><text:span text:style-name="T27">Début de fabrication prévue pour le </text:span><text:span text:style-name="T25"><text:text-input text:description="&lt;formatLang(o.date_planned,date=True)&gt;">date prévue</text:text-input></text:span><text:span text:style-name="T25">.</text:span></text:p>
      <text:p text:style-name="P12"><text:span text:style-name="T19">Livraison planifiée pour le </text:span><text:span text:style-name="T25"><text:text-input text:description="&lt;formatLang(o.move_prod_id and o.move_prod_id.picking_id  and o.move_prod_id.picking_id.date,date=True)&gt;">date de livraison</text:text-input></text:span><text:span text:style-name="T25">.</text:span></text:p>
      <text:p text:style-name="P13"><text:span text:style-name="T21">L</text:span><text:span text:style-name="T20">ivraison </text:span><text:span text:style-name="T21">probable </text:span><text:span text:style-name="T24">aux alentours</text:span><text:span text:style-name="T20"> </text:span><text:span text:style-name="T26">du</text:span><text:span text:style-name="T20"> </text:span><text:span text:style-name="T25"><text:text-input text:description="&lt;formatLang(date_shipping(o) ,date=True)&gt;">date de livraison</text:text-input></text:span><text:span text:style-name="T25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3">Produit</text:p>
            </table:table-cell>
            <table:covered-table-cell/>
            <table:table-cell table:style-name="Tableau1.A1" office:value-type="string">
              <text:p text:style-name="P37"><text:s/><text:span text:style-name="T17">Qté</text:span> </text:p>
            </table:table-cell>
            <table:table-cell table:style-name="Tableau1.A1" office:value-type="string">
              <text:p text:style-name="P45">Unité</text:p>
            </table:table-cell>
            <table:table-cell table:style-name="Tableau1.A1" office:value-type="string">
              <text:p text:style-name="P46">☐</text:p>
            </table:table-cell>
            <table:table-cell table:style-name="Tableau1.A1" office:value-type="string">
              <text:p text:style-name="P44">État <text:span text:style-name="T18">du mouvement</text:span></text:p>
            </table:table-cell>
            <table:table-cell table:style-name="Tableau1.G1" office:value-type="string">
              <text:p text:style-name="P36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4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5"><text:text-input text:description="&lt;line.product_id.code&gt;">Référence</text:text-input></text:p>
            <text:p text:style-name="P52"><text:text-input text:description="&lt;line.product_id.name&gt;">Nom</text:text-input></text:p>
            <text:p text:style-name="P60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2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3"><text:text-input text:description="&lt;if test=&quot;line.status_received&quot;&gt;">If</text:text-input></text:p>
            <text:p text:style-name="P56">☑</text:p>
            <text:p text:style-name="P51"><text:span text:style-name="T7"><text:text-input text:description="&lt;/if&gt;">Endif</text:text-input></text:span> </text:p>
            <text:p text:style-name="P23"><text:text-input text:description="&lt;if test=&quot;not line.status_received&quot;&gt;">If</text:text-input></text:p>
            <text:p text:style-name="P57">☐</text:p>
            <text:p text:style-name="P51"><text:span text:style-name="T7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50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5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9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73"><text:text-input text:description="&lt;line.status_dedicated&gt;">Réservé</text:text-input></text:p>
            <text:p text:style-name="P75"><text:text-input text:description="&lt;if test=&quot;not line.status_received&quot;&gt;">If</text:text-input></text:p>
            <text:p text:style-name="P76"><text:span text:style-name="T19">Livraison le </text:span><text:text-input text:description="&lt;formatLang(line.date_expected ,date=True)&gt;">date prévue</text:text-input></text:p>
            <text:p text:style-name="P74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6"><text:text-input text:description="&lt;packline.product_id.code&gt;">Référence</text:text-input></text:p>
            <text:p text:style-name="P53"><text:text-input text:description="&lt;packline.product_id.name&gt;">Nom</text:text-input></text:p>
            <text:p text:style-name="P61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2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48">Lot de matériel</text:p>
          </table:table-cell>
          <table:table-cell table:style-name="Tableau1.G3">
            <text:p text:style-name="P55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4"/>
          </table:table-cell>
        </table:table-row>
      </table:table>
      <text:p text:style-name="P72"/>
      <text:p text:style-name="P24"><text:text-input text:description="&lt;if test=&quot;o.move_prod_id and o.move_prod_id.picking_id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5">Produit<text:span text:style-name="T28">s</text:span><text:span text:style-name="T8"> associés à cette commande</text:span></text:p>
            </table:table-cell>
            <table:table-cell table:style-name="Tableau6.A1" office:value-type="string">
              <text:p text:style-name="P68"><text:s/><text:span text:style-name="T17">Qté</text:span> </text:p>
            </table:table-cell>
            <table:table-cell table:style-name="Tableau6.A1" office:value-type="string">
              <text:p text:style-name="P67">Unité</text:p>
            </table:table-cell>
            <table:table-cell table:style-name="Tableau6.A1" office:value-type="string">
              <text:p text:style-name="P66">☐</text:p>
            </table:table-cell>
            <table:table-cell table:style-name="Tableau6.A1" office:value-type="string">
              <text:p text:style-name="P64">État <text:span text:style-name="T18">du mouvement</text:span></text:p>
            </table:table-cell>
            <table:table-cell table:style-name="Tableau6.F1" office:value-type="string">
              <text:p text:style-name="P71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5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rows-spanned="2" office:value-type="float" office:value="0">
            <text:p text:style-name="P27"><text:text-input text:description="&lt;move.product_id.code&gt;">Référence</text:text-input></text:p>
            <text:p text:style-name="P54"><text:text-input text:description="&lt;move.product_id.name&gt;">Nom</text:text-input></text:p>
            <text:p text:style-name="P62"><text:text-input text:description="&lt;manufacturer(move.product_id)&gt;">Marque</text:text-input></text:p>
          </table:table-cell>
          <table:table-cell table:style-name="Tableau6.B3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3" table:number-rows-spanned="2" office:value-type="float" office:value="0">
            <text:p text:style-name="P33"><text:text-input text:description="&lt;move.product_uom and move.product_uom.name&gt;">Uom</text:text-input></text:p>
          </table:table-cell>
          <table:table-cell table:style-name="Tableau6.B3" table:number-rows-spanned="2">
            <text:p text:style-name="P58"/>
          </table:table-cell>
          <table:table-cell table:style-name="Tableau6.B3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3" table:number-rows-spanned="2">
            <text:p text:style-name="P70"/>
          </table:table-cell>
        </table:table-row>
        <table:table-row table:style-name="Tableau6.4">
          <table:covered-table-cell/>
          <table:covered-table-cell/>
          <table:covered-table-cell/>
          <table:covered-table-cell/>
          <table:table-cell table:style-name="Tableau6.B3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5">
          <table:table-cell table:style-name="Tableau6.A5" table:number-columns-spanned="6" office:value-type="float" office:value="0">
            <text:p text:style-name="P3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9-04T16:36:22.606000000</dc:date>
    <meta:editing-duration>P1DT8H50M23S</meta:editing-duration>
    <meta:editing-cycles>822</meta:editing-cycles>
    <meta:generator>LibreOffice/4.1.0.4$Windows_x86 LibreOffice_project/89ea49ddacd9aa532507cbf852f2bb22b1ace28</meta:generator>
    <meta:document-statistic meta:table-count="7" meta:image-count="0" meta:object-count="0" meta:page-count="1" meta:paragraph-count="76" meta:word-count="154" meta:character-count="797" meta:non-whitespace-character-count="713"/>
    <meta:user-defined meta:name="Info 1"/>
    <meta:user-defined meta:name="Info 2"/>
    <meta:user-defined meta:name="Info 3"/>
    <meta:user-defined meta:name="Info 4"/>
  </office:meta>
</office:document-meta>
</file>